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CE0000029C2D47F95F9445F8A9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9.998cm" svg:height="11.503cm" svg:x="0.501cm" svg:y="0.499cm">
          <draw:image xlink:href="Pictures/10000001000006CE0000029C2D47F95F9445F8A9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1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06T08:41:13.232752433</dc:date>
    <meta:editing-duration>PT4M49S</meta:editing-duration>
    <meta:editing-cycles>3</meta:editing-cycles>
    <meta:generator>LibreOffice/7.3.5.2$Linux_X86_64 LibreOffice_project/30$Build-2</meta:generator>
    <meta:document-statistic meta:object-count="1"/>
  </office:meta>
</office:document-meta>
</file>